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1e67" officeooo:paragraph-rsid="00151e6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51e67" officeooo:paragraph-rsid="00151e6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51e67" officeooo:paragraph-rsid="00151e6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51e67" officeooo:paragraph-rsid="0016ab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5a182" officeooo:paragraph-rsid="0015a18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5a182" officeooo:paragraph-rsid="0015a182" style:font-size-asian="13pt" style:font-weight-asian="normal" style:font-size-complex="13pt" style:font-weight-complex="normal"/>
    </style:style>
    <style:style style:name="T1" style:family="text">
      <style:text-properties fo:font-size="13pt" officeooo:rsid="0015e5ed" style:font-size-asian="13pt" style:font-size-complex="13pt"/>
    </style:style>
    <style:style style:name="T2" style:family="text">
      <style:text-properties fo:font-size="13pt" fo:font-weight="normal" officeooo:rsid="0016ab47" style:font-size-asian="11.3500003814697pt" style:font-weight-asian="normal" style:font-size-complex="13pt" style:font-weight-complex="normal"/>
    </style:style>
    <style:style style:name="T3" style:family="text">
      <style:text-properties officeooo:rsid="0016ab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ab4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gle Cloud Platform</text:p>
      <text:p text:style-name="P1"/>
      <text:p text:style-name="P3">BigQuery API</text:p>
      <text:p text:style-name="P3"><text:tab/><text:span text:style-name="T2">SQL/EQL queries for db of datasources (costs $$$)</text:span></text:p>
      <text:p text:style-name="P3"><text:span text:style-name="T2"><text:tab/>probs a ton of work to parse</text:span></text:p>
      <text:p text:style-name="P3"><text:line-break/>Storage API</text:p>
      <text:p text:style-name="P3"><text:tab/><text:span text:style-name="T2">db of email logins</text:span></text:p>
      <text:p text:style-name="P3"><text:span text:style-name="T2"/></text:p>
      <text:p text:style-name="P3"><text:span text:style-name="T2"><text:tab/>nepool idr webscrape</text:span></text:p>
      <text:p text:style-name="P3"><text:span text:style-name="T2"/></text:p>
      <text:p text:style-name="P3"><text:span text:style-name="T2"><text:tab/>ewx payloads (use data structure format, channels, etc etc)</text:span></text:p>
      <text:p text:style-name="P3"/>
      <text:p text:style-name="P3"/>
      <text:p text:style-name="P3">OAuth2 API</text:p>
      <text:p text:style-name="P3"><text:tab/><text:span text:style-name="T2">Google OAuth2 config w client id/secret, get user refresh/bearer token, exchange refresh <text:tab/>for new bearer every hour (try/except block).</text:span></text:p>
      <text:p text:style-name="P4"><text:span text:style-name="T2"><text:tab/></text:span></text:p>
      <text:p text:style-name="P4"><text:span text:style-name="T2"><text:tab/>Might need in req payload (requests module)</text:span></text:p>
      <text:p text:style-name="P3"/>
      <text:p text:style-name="P3"/>
      <text:p text:style-name="P3">PubSub API</text:p>
      <text:p text:style-name="P4"><text:tab/></text:p>
      <text:p text:style-name="P4"><text:tab/>???</text:p>
      <text:p text:style-name="P3"/>
      <text:p text:style-name="P3">JupyterHub</text:p>
      <text:p text:style-name="P6"><text:tab/>jupyterhub that pulls the source github repo every time user clicks link</text:p>
      <text:p text:style-name="P2"/>
      <text:p text:style-name="P5"><text:tab/>la-tools-engie.southcentralus.cloudapp.azure.com/hub/user-redirect/git-pull?repo=https<text:tab/>%3A%2F%2Fgithub.com%2Fstevenhurwitt%2Fla-tools-test&amp;app=notebook</text:p>
      <text:p text:style-name="P2"/>
      <text:p text:style-name="P2"/>
      <text:p text:style-name="P3">Energyworx</text:p>
      <text:p text:style-name="P2"><text:tab/><text:span text:style-name="T1">pip install energyworx-client-0.1.-python2.python3.none.any.whl</text:span></text:p>
      <text:p text:style-name="P2"><text:span text:style-name="T1"><text:tab/>access package like normal (setup classes, config oauth, adj bindings, req module, et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3:32:59.126108442</meta:creation-date>
    <dc:date>2019-10-25T13:41:42.758754838</dc:date>
    <meta:editing-duration>PT8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01" meta:character-count="827" meta:non-whitespace-character-count="729"/>
  </office:meta>
</office:document-meta>
</file>